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2.0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4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Recently Indexed Search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hitt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Why?</text:p>
          </table:table-cell>
        </table:table-row>
        <table:table-row table:style-name="ro1">
          <table:table-cell office:value-type="string" calcext:value-type="string">
            <text:p>kingdom rus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ch a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ll 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ll street be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llstreetbe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llyanne conw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ily m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ven coh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erican peop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federate fla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ctoral colle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republ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ll bar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lliam bar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orney gener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ign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rge conw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erican independen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ny po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york po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zzfeed ne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nsas city st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x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iness insi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ction 20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exandria ocasio corte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icago tribu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pit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bc ne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verfront tim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casio-corte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cking fasci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hington po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x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mala harr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e bid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n sas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jorie taylor gree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an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e chi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es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dd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di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urre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d cru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o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exandr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exandria ocasio-corte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to o’rourk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h rog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y tru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to orourk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wth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w th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coln proj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a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llas observ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ci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 antonio curr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swee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 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bs aust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xas month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gogue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llas ne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-tru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n and cou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y of man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icky advoc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iske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otch whiske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otch whiske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erfeld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nri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tl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tty sar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ivas re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wmo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endron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db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bemar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enliv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enfiddi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erlo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ven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all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enmorang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en mor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phroai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mdh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dh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avul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ack lab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nnie walk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lisk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ke linde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ck the ne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vid hog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obe flas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is cuom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u dobb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y rainbo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pq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vs 3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2000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rep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260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i m260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repro m4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2000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2000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adro k2000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adro m2000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adro k2000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ma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ld cit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datasour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mi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-mi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7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pacucl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streetm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 street m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address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 address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d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id 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bo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kst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were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mic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y ng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waff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nyis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potis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le of la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ott pruit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ck per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al serv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olume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oluments clau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ck scot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flict of inte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ic tru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onavir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e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ry my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x retur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each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eachable offen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mes come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chael flyn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ert muell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ssian hack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ul manafo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ck gat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ra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ck mulvane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o-naz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pa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e arpa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ke ne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migr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rmy danie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chael coh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na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h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nald tru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nald j. tru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nald john tru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naldjtru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ren mcdoug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lvio berluscon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nezue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art of the de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e scarborough</text:p>
          </table:table-cell>
          <table:table-cell table:number-columns-repeated="5"/>
        </table:table-row>
        <table:table-row table:style-name="ro1">
          <table:table-cell office:value-type="float" office:value="44450" calcext:value-type="float">
            <text:p>44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i direc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urricane dori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 ele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ypillo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yle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enan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yleigh mcenan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ss secreta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r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ushn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red kushn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vank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vanka tru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ffre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ste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ffrey epste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hisla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we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hislaine maxwe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cury ne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publi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nity fai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ptember 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gue of legen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son champ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an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-ult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ult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hemian clu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hn lennon fb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skege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yira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intelp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 tobac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 tobacco c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 tobacco lied about c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yirah testimon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ration mockingbi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ncess di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stein didn’t kill himsel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 surveil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sa mass surveil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ver airpo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swe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ea 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lyn monro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 britne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freebritne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nce char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nce charles vampi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tress fir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ypti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vis liv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iens built stonehen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ien abduc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h ness mons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fo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ta thunber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ta thunberg is a time travel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p circ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beat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le bar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st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ders of z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t ear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tilian overlor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low the white rabb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rge sor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ite genoci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ll gat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ll gates microchi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locaust deni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yfai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lumina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dy hook fak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dy ho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tanic pan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tanic cul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renochro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s slave colon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ave colon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ama birth certific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zzag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bliminal messag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llow ear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zis on the mo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on landing fak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moon landing was fak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on land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sential oils cure all illness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sential oi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vernment-made diseas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land doesn’t exi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bal warm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bal warming hoa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t fuel doesn’t melt steel bea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mtrai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nosaurs didn’t exi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vid-19 made in l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y boy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ti-vaxx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tivaxx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tivaxx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ril lavig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ril lavigne replac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beatles never existed</text:p>
          </table:table-cell>
          <table:table-cell table:number-columns-repeated="5"/>
        </table:table-row>
        <table:table-row table:style-name="ro1" table:number-rows-repeated="104828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 style:data-style-name="N2" text:time-value="19:07:27.1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11:43:42.734000000</meta:creation-date>
    <dc:date>2021-02-20T14:03:57.316000000</dc:date>
    <meta:editing-duration>P7DT22H42M14S</meta:editing-duration>
    <meta:editing-cycles>4</meta:editing-cycles>
    <meta:generator>LibreOffice/6.1.5.2$Windows_X86_64 LibreOffice_project/90f8dcf33c87b3705e78202e3df5142b201bd805</meta:generator>
    <meta:document-statistic meta:table-count="1" meta:cell-count="299" meta:object-count="0"/>
  </office:meta>
</office:document-meta>
</file>